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2af1d" officeooo:paragraph-rsid="0022af1d"/>
    </style:style>
    <style:style style:name="P2" style:family="paragraph" style:parent-style-name="Text_20_body" style:list-style-name="L1">
      <style:text-properties style:font-name="DejaVu Sans" fo:font-size="11pt" style:font-size-asian="11pt" style:font-size-complex="11pt"/>
    </style:style>
    <style:style style:name="P3" style:family="paragraph" style:parent-style-name="Text_20_body" style:list-style-name="L1">
      <style:text-properties style:font-name="DejaVu Sans" fo:font-size="11pt" officeooo:paragraph-rsid="0022024c" style:font-size-asian="11pt" style:font-size-complex="11pt"/>
    </style:style>
    <style:style style:name="P4" style:family="paragraph" style:parent-style-name="Text_20_body" style:list-style-name="L1">
      <style:text-properties style:font-name="DejaVu Sans" fo:font-size="11pt" officeooo:rsid="00200add" officeooo:paragraph-rsid="00200add" style:font-size-asian="11pt" style:font-size-complex="11pt"/>
    </style:style>
    <style:style style:name="P5" style:family="paragraph" style:parent-style-name="Text_20_body" style:list-style-name="L1">
      <style:text-properties style:font-name="DejaVu Sans" fo:font-size="11pt" officeooo:rsid="0022024c" officeooo:paragraph-rsid="0022024c" style:font-size-asian="11pt" style:font-size-complex="11pt"/>
    </style:style>
    <style:style style:name="P6" style:family="paragraph" style:parent-style-name="Text_20_body">
      <style:text-properties style:font-name="DejaVu Sans" fo:font-size="11pt" officeooo:rsid="0022af1d" officeooo:paragraph-rsid="0022af1d" style:font-size-asian="11pt" style:font-size-complex="11pt"/>
    </style:style>
    <style:style style:name="P7" style:family="paragraph" style:parent-style-name="Title">
      <style:text-properties style:font-name="DejaVu Sans" fo:font-size="14pt" style:text-underline-style="solid" style:text-underline-width="auto" style:text-underline-color="font-color" officeooo:rsid="001dc7ed" officeooo:paragraph-rsid="001dc7ed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00ad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00add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fo:font-style="normal" fo:font-weight="normal" officeooo:rsid="00200add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fo:font-style="normal" fo:font-weight="normal" officeooo:rsid="0022024c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fo:font-style="normal" fo:font-weight="normal" officeooo:rsid="00243a14" style:font-style-asian="normal" style:font-weight-asian="normal" style:font-style-complex="normal" style:font-weight-complex="normal"/>
    </style:style>
    <style:style style:name="T10" style:family="text">
      <style:text-properties fo:color="#000000" loext:opacity="100%" fo:font-style="normal" fo:font-weight="normal" officeooo:rsid="0025c2e3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000000" loext:opacity="100%" fo:font-style="italic" fo:font-weight="bold" officeooo:rsid="00200add" style:font-style-asian="italic" style:font-weight-asian="bold" style:font-style-complex="italic" style:font-weight-complex="bold"/>
    </style:style>
    <style:style style:name="T13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22024c"/>
    </style:style>
    <style:style style:name="T15" style:family="text">
      <style:text-properties officeooo:rsid="00243a1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ow to Shim in Several Easy Steps</text:p>
      <text:list xml:id="list2971942602" text:style-name="L1">
        <text:list-item>
          <text:p text:style-name="P2">Fit the Skope field probes and connect the Elara shim coils,</text:p>
        </text:list-item>
        <text:list-item>
          <text:p text:style-name="P2">Make a high-res B0 field map, load it into Arche and generate the shim_tmp.npy file. Copy this file into the shared area. Also copy the .PAR/.REC into the shared area.</text:p>
        </text:list-item>
        <text:list-item>
          <text:p text:style-name="P2"><text:span text:style-name="T14">Open Skope and select a working directory in which to store the Skope data. </text:span>Perform a position and off-resonance calibration with the Skope probes and save the calibration.</text:p>
        </text:list-item>
        <text:list-item>
          <text:p text:style-name="P3"><text:span text:style-name="T14">P</text:span>erform a scan with the Skope probes – as short as possible. Copy the .scan file <text:span text:style-name="T1">from this scan</text:span> into the shared area.</text:p>
        </text:list-item>
        <text:list-item>
          <text:p text:style-name="P2">On the Skope <text:span text:style-name="T15">and MR Shim </text:span>computer<text:span text:style-name="T15">s</text:span>, navigate to the shimmer directory either in the file explorer or at a command prompt.</text:p>
        </text:list-item>
        <text:list-item>
          <text:p text:style-name="P2">Start the server either by double clicking on shimming_server.py, or running <text:span text:style-name="T2">python ./shimming_server.py.</text:span></text:p>
        </text:list-item>
        <text:list-item>
          <text:p text:style-name="P2"><text:span text:style-name="T4">Start </text:span><text:span text:style-name="T5">the clients by double clicking on their .py file, or by running </text:span><text:span text:style-name="T3">python</text:span><text:span text:style-name="T5"> &lt;client name&gt; at the command prompt:</text:span></text:p>
          <text:list>
            <text:list-item>
              <text:p text:style-name="P2">console_client.py <text:span text:style-name="T15">(Skope) – tell it you are console 1.</text:span></text:p>
            </text:list-item>
            <text:list-item>
              <text:p text:style-name="P2">mrshim_client.py <text:span text:style-name="T15">(MR Shim)</text:span></text:p>
            </text:list-item>
            <text:list-item>
              <text:p text:style-name="P2"><text:span text:style-name="T5">Connect the MATLAB client by running the sections down to “</text:span><text:span text:style-name="T6">%% initiate python client interfac</text:span><text:span text:style-name="T7">e”. </text:span><text:span text:style-name="T9">(Skope)</text:span></text:p>
            </text:list-item>
          </text:list>
        </text:list-item>
        <text:list-item>
          <text:p text:style-name="P3"><text:span text:style-name="T6">Check all the clients are connected by running </text:span><text:span text:style-name="T11">list</text:span><text:span text:style-name="T6"> at a [shimmer]: prompt and looking at the output on the server. (All shimmer commands must be typed at the shimmer console, they cannot be typed in at the server).</text:span></text:p>
        </text:list-item>
        <text:list-item>
          <text:p text:style-name="P3"><text:span text:style-name="T7">At a [shimmer] prompt, run </text:span><text:span text:style-name="T12">relay mrshim !start</text:span><text:span text:style-name="T7"> to enable shimming.</text:span></text:p>
        </text:list-item>
        <text:list-item>
          <text:p text:style-name="P4"><text:span text:style-name="T6">In the MATLAB client, run the </text:span><text:span text:style-name="T8">sections</text:span><text:span text:style-name="T6"> that create the mask, the spherical harmonics &amp;c. </text:span><text:span text:style-name="T8">down to and including the section that configures and sends the scan definition. </text:span><text:span text:style-name="T10">R</text:span><text:span text:style-name="T8">un the section that creates the figure,</text:span></text:p>
        </text:list-item>
        <text:list-item>
          <text:p text:style-name="P5"><text:span text:style-name="T6">Then run the section that starts the scan, and then the one that fetches the data and sets the currents </text:span><text:span text:style-name="T10">in the loop.</text:span></text:p>
        </text:list-item>
        <text:list-item>
          <text:p text:style-name="P5"><text:span text:style-name="T6">Use </text:span><text:span text:style-name="T11">relay mrshim !stop</text:span><text:span text:style-name="T6"> to set the currents back to zero and ignore further shim instructions. Use </text:span><text:span text:style-name="T11">relay mrshim !start</text:span><text:span text:style-name="T13"> </text:span><text:span text:style-name="T6">to resume.</text:span></text:p>
        </text:list-item>
        <text:list-item>
          <text:p text:style-name="P5"><text:span text:style-name="T6">Disconnect a client with </text:span><text:span text:style-name="T11">relay &lt;client name&gt; disconnect</text:span><text:span text:style-name="T6"> at the [shimmer] prompt, or the second-to-last MATLAB section. Disconnect all the clients and stop the server with the </text:span><text:span text:style-name="T11">halt</text:span><text:span text:style-name="T6"> command. Disconnect MATLAB from Skope using the final section.</text:span></text:p>
        </text:list-item>
      </text:list>
      <text:p text:style-name="P6"><text:span text:style-name="T6">For more detailed information, including how to solve commonly occurring issues, see the User Gui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officeooo:rsid="0022af1d" officeooo:paragraph-rsid="0022af1d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Shimmer Quick Start by Mags (<text:a xlink:type="simple" xlink:href="mailto:ppyrt4@nottingham.ac.uk" text:style-name="Internet_20_link" text:visited-style-name="Visited_20_Internet_20_Link">ppyrt4@nottingham.ac.uk</text:a>). Please send me any problems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1:59:10.548764698</meta:creation-date>
    <meta:generator>LibreOffice/7.3.7.2$Linux_X86_64 LibreOffice_project/30$Build-2</meta:generator>
    <dc:date>2024-08-22T13:27:34.925654054</dc:date>
    <meta:editing-duration>PT7M39S</meta:editing-duration>
    <meta:editing-cycles>4</meta:editing-cycles>
    <meta:document-statistic meta:table-count="0" meta:image-count="0" meta:object-count="0" meta:page-count="1" meta:paragraph-count="19" meta:word-count="389" meta:character-count="2271" meta:non-whitespace-character-count="1915"/>
  </office:meta>
</office:document-meta>
</file>